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a54b" officeooo:paragraph-rsid="001ca54b"/>
    </style:style>
    <style:style style:name="P2" style:family="paragraph" style:parent-style-name="Standard" style:list-style-name="L1">
      <style:text-properties officeooo:rsid="001ca54b" officeooo:paragraph-rsid="001ca54b"/>
    </style:style>
    <style:style style:name="P3" style:family="paragraph" style:parent-style-name="Standard" style:list-style-name="L2">
      <style:text-properties officeooo:rsid="001ca54b" officeooo:paragraph-rsid="001ca54b"/>
    </style:style>
    <style:style style:name="P4" style:family="paragraph" style:parent-style-name="Standard" style:list-style-name="L2">
      <style:text-properties officeooo:rsid="001ca54b" officeooo:paragraph-rsid="001ce4ba"/>
    </style:style>
    <style:style style:name="P5" style:family="paragraph" style:parent-style-name="Standard">
      <style:text-properties officeooo:rsid="001ca54b" officeooo:paragraph-rsid="001dca65"/>
    </style:style>
    <style:style style:name="P6" style:family="paragraph" style:parent-style-name="Standard" style:list-style-name="L5">
      <style:text-properties officeooo:rsid="001ca54b" officeooo:paragraph-rsid="001dca65"/>
    </style:style>
    <style:style style:name="P7" style:family="paragraph" style:parent-style-name="Standard" style:list-style-name="L2">
      <style:text-properties officeooo:rsid="001ce4ba" officeooo:paragraph-rsid="001ce4ba"/>
    </style:style>
    <style:style style:name="P8" style:family="paragraph" style:parent-style-name="Standard">
      <style:text-properties officeooo:rsid="001ce4ba" officeooo:paragraph-rsid="001ce4ba"/>
    </style:style>
    <style:style style:name="P9" style:family="paragraph" style:parent-style-name="Standard">
      <style:text-properties officeooo:rsid="001ce4ba" officeooo:paragraph-rsid="001dca65"/>
    </style:style>
    <style:style style:name="P10" style:family="paragraph" style:parent-style-name="Standard">
      <style:paragraph-properties fo:text-align="center" style:justify-single-word="false"/>
      <style:text-properties fo:font-size="18pt" officeooo:rsid="001ca54b" officeooo:paragraph-rsid="001ce4ba" style:font-size-asian="18pt" style:font-size-complex="18pt"/>
    </style:style>
    <style:style style:name="P11" style:family="paragraph" style:parent-style-name="Standard">
      <style:text-properties officeooo:paragraph-rsid="001dca65"/>
    </style:style>
    <style:style style:name="P12" style:family="paragraph" style:parent-style-name="Standard" style:list-style-name="L4">
      <style:text-properties officeooo:paragraph-rsid="001dca65"/>
    </style:style>
    <style:style style:name="P13" style:family="paragraph" style:parent-style-name="Standard" style:list-style-name="L5">
      <style:text-properties officeooo:paragraph-rsid="001dca65"/>
    </style:style>
    <style:style style:name="T1" style:family="text">
      <style:text-properties officeooo:rsid="001ca54b"/>
    </style:style>
    <style:style style:name="T2" style:family="text">
      <style:text-properties officeooo:rsid="001ce4ba"/>
    </style:style>
    <style:style style:name="T3" style:family="text">
      <style:text-properties officeooo:rsid="001dca6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TAB2PDF Pre-alpha </text:span>Instruction Manual </text:p>
      <text:p text:style-name="P1"/>
      <text:p text:style-name="P1"><draw:frame draw:style-name="fr1" draw:name="Frame1" text:anchor-type="paragraph" svg:x="0.3299in" svg:y="0.0654in" svg:width="6.2654in" draw:z-index="0"><draw:text-box fo:min-height="3.9508in"><text:p text:style-name="P1">LINUX Systems:</text:p><text:p text:style-name="P1"/><text:p text:style-name="P1">Installation:</text:p><text:list xml:id="list3946557581690699853" text:style-name="L2"><text:list-item><text:p text:style-name="P3">Log in as root by typing <text:s/>“su root” <text:s/>then enter the root password.</text:p></text:list-item><text:list-item><text:p text:style-name="P3">Place the TAB2PDF.jar file in your desired directory, on Linux Debian based distributions this is usually /usr/<text:span text:style-name="T2">local/bin</text:span>.</text:p></text:list-item><text:list-item><text:p text:style-name="P3">Crate a symbolic link in to the jar file in /usr/bin. </text:p></text:list-item><text:list-item><text:p text:style-name="P4">Make sure that your PATH is set to include /usr/<text:span text:style-name="T2">local/bin</text:span>. <text:s/>This can be checked by typing $PATH in BASH.</text:p></text:list-item><text:list-item><text:p text:style-name="P7">If <text:span text:style-name="T1">/usr/</text:span>local/bin is not in your PATH then it can be set by adding</text:p><text:p text:style-name="P7">“export PATH=$PATH:/<text:span text:style-name="T1">usr/</text:span>local/bin” to your ~/.bashrc file, or it does not exist then to your ~./profile file.</text:p></text:list-item></text:list><text:p text:style-name="P8"/><text:p text:style-name="P1"/><text:p text:style-name="P1">Quick Start in Linux</text:p><text:list xml:id="list3532739899154727489" text:style-name="L1"><text:list-item><text:p text:style-name="P2">Start the terminal</text:p></text:list-item><text:list-item><text:p text:style-name="P2">Type “java -jar &lt;location of jar file&gt; &lt;location of .txt file&gt; &lt;desired location of .pdf file&gt;</text:p><text:p text:style-name="P2"/><text:p text:style-name="P2">Example: <text:s/></text:p><text:p text:style-name="P2">java -jar /usr/lib/TAB2PDF.jar <text:s/>/home/user/desktop/input.txt /home/user/desktop/output.pdf</text:p></text:list-item></text:list></draw:text-box></draw:frame></text:p>
      <text:p text:style-name="P1"><draw:frame draw:style-name="fr1" draw:name="Frame2" text:anchor-type="paragraph" svg:x="0.3193in" svg:y="4.4299in" svg:width="6.2654in" draw:z-index="1"><draw:text-box fo:min-height="4.1236in"><text:p text:style-name="P1"><text:span text:style-name="T2">WINDOWS</text:span> Systems:</text:p><text:p text:style-name="P1"/><text:p text:style-name="P11"><text:span text:style-name="T1">Installation:</text:span></text:p><text:list xml:id="list7574308207753308994" text:style-name="L4"><text:list-item><text:p text:style-name="P12"><text:span text:style-name="T3">Login as root by typing <text:s/>“su root” <text:s/>then enter the root password.</text:span></text:p></text:list-item><text:list-item><text:p text:style-name="P12"><text:span text:style-name="T1">Place the TAB2PDF.jar file in your desired directory, on Windows systems this is usually </text:span>C:/Program<text:span text:style-name="T1"> Files/TAB2PDF/ </text:span></text:p></text:list-item></text:list><text:p text:style-name="P9"/><text:p text:style-name="P1"/><text:p text:style-name="P5">Quick Start in <text:span text:style-name="T3">Windows </text:span></text:p><text:list xml:id="list8705058247829226099" text:style-name="L5"><text:list-item><text:p text:style-name="P13"><text:span text:style-name="T1">Start command prompt, click start-&gt;run-&gt;type in cmd-&gt;press enter.</text:span></text:p></text:list-item><text:list-item><text:p text:style-name="P6">Type “java -jar &lt;location of jar file&gt; &lt;location of .txt file&gt; &lt;desired location of .pdf file&gt;</text:p><text:p text:style-name="P6"/><text:p text:style-name="P6">Example: <text:s/></text:p><text:p text:style-name="P13"><text:span text:style-name="T1">java -jar C:\Program Files\TAB2PDF\TAB2PDF.jar <text:s/>\home\user\desktop\input.txt \home\user\desktop\output.pdf</text:span></text:p></text:list-item></text:list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3:57:25.334418447</meta:creation-date>
    <dc:date>2015-01-14T14:55:11.804261489</dc:date>
    <meta:editing-duration>PT11M6S</meta:editing-duration>
    <meta:editing-cycles>1</meta:editing-cycles>
    <meta:document-statistic meta:table-count="0" meta:image-count="0" meta:object-count="0" meta:page-count="1" meta:paragraph-count="23" meta:word-count="203" meta:character-count="1345" meta:non-whitespace-character-count="1161"/>
    <meta:generator>LibreOffice/4.1.6.2$Linux_X86_64 LibreOffice_project/40ff705089295be5be0aae9b15123f687c05b0a</meta:generator>
  </office:meta>
</office:document-meta>
</file>